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es pensées perdues entre la frustration de s'être trompé de chemin, le dégoût qu'il éprouvait pour ce graffiti si impur gribouillé sur le panneau et la curiosité de savoir où il se trouvait, Edward ne remarqua pas le moins du monde l'arrivée d'une inconnue dans son dos. Pour être précis, le blondin était en train d'essayer de reconstituer le chemin qu'il avait effectué pour arriver jusqu'ici, dans ce parc qu'il ne connaissait pas, depuis l'horrible maison qu'il avait vue quelques blocs plus tôt. C'était plus difficile qu'il n'y paraissait. L'adolescent avait une tendance assez prononcée à occulter complètement son environnement lorsqu'il partait comme ça dans ses délires. Assez étonnamment, ce dernier parvint tout de même à entendre ce que la jeune femme lui demandait. Il se tourna vers elle, un air mi-blasé, mi-distrait figé sur son visage.</text:p>
      <text:p text:style-name="Standard"/>
      <text:p text:style-name="Standard">-Mmh... Mouais, j'sais pas, peut-être. En tout cas je suis pas où je voulais aller.</text:p>
      <text:p text:style-name="Standard"/>
      <text:p text:style-name="Standard">Son regard fuyant et le ton absent de sa voix montraient sans équivoque que, bien que le garçon ait daigné répondre à Lenna, il ne se sentait pas vraiment concerné par la conversation. Edward avait le faciès emprunt d'un ennui profond. A l'heure qu'il était, son train devait déjà être parti. Cela repoussait son départ d'au moins une heure et demie, étant donné la fréquence de passage de ce genre de trains de banlieue. Ceci dit, la demoiselle qui l'avait interpellé ne semblait pas particulièrement ravie non plus. Les traits du front plissés, il semblait que plus que l'altruisme, c'était la curiosité qui l'avait poussée à venir proposer son aide au garçon aux yeux verts.</text:p>
      <text:p text:style-name="Standard"/>
      <text:p text:style-name="Standard">-C'est quoi ce parc ?</text:p>
      <text:p text:style-name="P1">Tout en prêtant une oreille distraite aux réponses de la demoiselle qui venait de l’accoster, Edward observait l’environnement dans lequel il se trouvait. Il en était certain maintenant, il ne connaissait absolument pas cet endroit. Qu’est-ce qui avait bien pu lui prendre pour qu’il se retrouve aussi loin de sa destination originelle ? Maudissant intérieurement son handicap pour lui faire perdre toujours plus de temps, le blondin lâcha un profond soupir de lassitude. Celui-ci ne s’adressait pas à Lenna –dont il avait plus ou moins déjà oublié la présence, mais pouvait aisément être pris pour une réaction agressive à son égard, bien que ce ne soit absolument pas l’intention de notre garçon. Celui-ci haussa un sourcil d’un air de dire « c’est pas faux. » lorsque la demoiselle aux cheveux noirs de jais lui rappeler la définition d’être perdu, mais n’ajouta rien.</text:p>
      <text:p text:style-name="Text_20_body"/>
      <text:p text:style-name="Text_20_body">Il réagit cependant un peu plus franchement lorsqu’elle lui indiqua que la gare se trouvait dans le quartier Est –alors qu’ils se trouvaient actuellement dans le Nord. Edward lâcha un « Quoi ? » sonore signifiant ainsi sa surprise, avant d’inspirer profondément les yeux clos pour essayer de retrouver son calme. C’était encore pire qu’il ne l’imaginait. De manière totalement incontrôlée, sa bouche se fendit d’un large sourire et un petit rire amusé s’échappa de ses lèvres. Si sa mère était là, elle lui dirait probablement qu’un jour, il oublierait sa tête.</text:p>
      <text:p text:style-name="Text_20_body"/>
      <text:p text:style-name="Text_20_body">-Ok, peut-être que je suis perdu.</text:p>
      <text:p text:style-name="Text_20_body"/>
      <text:p text:style-name="Text_20_body">Cet aveu était tout autant destiné à Lenna qu’à lui-même. Son problème était que non seulement il ne prêtait pas attention à ce qu’il faisait, mais qu’il s’enfermait ensuite dans une spirale de distractions ne faisant qu’aggraver sa situation. Admettre qu’il était perdu et se concentrer sur la recherche d’une solution étaient déjà un premier pas vers la résolution de son problème, premier pas qu’il ne faisait pas toujours… Edward se mit en quête d’un plan ou d’une indication quelconque lui permettant de retrouver son chemin lorsque sa camarade du jour l’interpella de nouveau, lui demandant si tout allait bien. Le blondin tourna une nouvelle fois son regard vers elle, ses paupières battant à un rythme un peu trop élevé l’espace d’un instant. C’est alors qu’il remarqua qu’elle n’était pas chaudement vêtue. Les températures étaient certes douces pour la saison, mais il ne faisait pas vingt degrés non plus. Occultant une fois encore complètement la question qui lui avait été posée, Edward pencha la tête sur le côté en reprenant la parole.</text:p>
      <text:p text:style-name="Text_20_body"/>
      <text:p text:style-name="Text_20_body">-Vous venez souvent ici ?</text:p>
      <text:p text:style-name="P1">Il fallut quelques secondes à Lenna pour répondre à sa question, visiblement un peu décontenancée par la teneur des interventions d'Edward, qui ne ratait pas une occasion de s'afficher. La jeune femme lui répondit finalement par l'affirmative, lui tirant un large sourire. Il allait peut-être pouvoir rentrer chez lui après tout. Cependant, alors qu'il s'apprêtait à se mettre en route, le garçon constata que sa camarade du jour ne faisait elle pas mine de bouger. Il se rendit alors compte qu'elle n'avait jamais dit qu'elle l'accompagnerait sur le chemin de la gare. Une petite moue ennuyée s'installa fugacement sur son visage. Allait-il devait lui demander explicitement de venir ? Ou au moins de lui expliquer le chemin. Heureusement pour sa patience et pour ma capacité à écrire un post sans contenu, Lenna se mit enfin à marcher vers l'une des sorties du parc, l'intimant de la suivre. Edward s'exécuta avec un sourire jusqu'aux oreilles.</text:p>
      <text:p text:style-name="Text_20_body"/>
      <text:p text:style-name="Text_20_body">-Cool, merci !</text:p>
      <text:p text:style-name="Text_20_body"/>
      <text:p text:style-name="Text_20_body">Les deux jeunes gens prirent ainsi la direction de la gare d'un pas tranquille. La demoiselle continua même la conversation, à la surprise d'Edward étant donné qu'elle paraissait bien ennuyée par la situation. Sur un ton maternel, elle lui suggéra d'acheter un plan de la ville. Celui-ci s'apprêtait à répondre lorsque son attention fut à nouveau drainée ailleurs. La nuit tombant, les éclairages automatiques du parc s'allumaient petit à petit. Même si le soleil donnait encore sur Palema, l'ensemble du système était géré à l'aide d'une minuterie, et les lampadaires se mettaient en marche tous les jours à une heure précise. Ce qui attira l'attention de notre blondin fut l'un des candélabres, ceux qui possédaient plusieurs ampoules disposées en cercle au sommet d'un poteau. Mais là, ce fut le drame à ses yeux : l'une des lampes ne s'était pas allumée. Edward se figea devant cet horrifique spectacle, un désagréable picotement lui avait saisi l'échine dorsale. Cette ampoule éteinte, c'était toute l'harmonie du lampadaire qu'il s'éteignait avec elle. Il y avait un trou béant dans le cercle lumineux, et le garçon se demanda comment les passants pouvaient ne pas le voir.</text:p>
      <text:p text:style-name="Text_20_body"/>
      <text:p text:style-name="Text_20_body">-Vous croyez ? Je vais y réfléchir alors... Attendez-moi une seconde.</text:p>
      <text:p text:style-name="Text_20_body"/>
      <text:p text:style-name="Text_20_body">Edward bifurqua soudainement en direction dudit lampadaire d'un pas décidé. Son regard était fixé sur cette ampoule éteinte et le garçon semblait comme hypnotisé, incapable d'en détacher les yeux. Arrivé au pied du poteau, il l'entoura de ses bras et de ses jambes et entreprit de l'escalader. Une fois en haut, l'adolescent sortit un tournevis (yep.) de son sac de cours et commença à dévisser l'ampoule en question. Après une série de grognements et de murmures de réflexion, Edward se remit à parler en direction de Lenna, toujours accroché en haut de son perchoir.</text:p>
      <text:p text:style-name="Text_20_body"/>
      <text:p text:style-name="Text_20_body">-C'est bien ce que je pensais, l'ampoule a grillé. Vous auriez pas une ampoule avec vous, par hasard ?</text:p>
      <text:p text:style-name="P1">Toujours agrippé à son perchoir improvisé, Edward n'écouta qu'à moitié la réponse de Lenna, bien trop préoccupé par son problème d'une importance capitale. Il fallait absolument qu'il trouve un moyen de remettre en marche cette lampe. Le cratère béant généré par l'absence de lumière à cet endroit précis avait transformé ce qui devait être un cercle lumineux parfait en une immonde atrocité, une géométrie difforme dépourvue de toute harmonie, de toute élégance. C'était sa Némésis, l'une des rares choses à pouvoir le faire sortir de ses gonds : un objet ou une forme supposé être symétrique, harmonieux, continu et qui ne l'était plus. S'il n'en montrait aucun signe extérieur, le garçon était en train de devenir fou. Un affreux picotement lui démangeait le cerveau, et il savait que celui-ci ne disparaîtrait lorsque son problème aurait disparu, si bien que, lui qui d'ordinaire était incapable de maintenir son attention plus de quelques secondes était à présent obsédé par une pauvre ampoule grillée.</text:p>
      <text:p text:style-name="Text_20_body"/>
      <text:p text:style-name="Text_20_body">Tout en réfléchissant à un moyen de résoudre sa situation, Edward lâchait de temps en temps une phrase, exprimant une idée ou jurant à propos du manque d'entretien des parcs publics. Ces paroles, bien que prononcées à voix hautes, ne semblaient s'adresser à personne en particulier. Le blondin semblait avoir une fois encore oublié tout son environnement, et il lui fallu une bonne trentaine de secondes et une seconde intervention de sa part pour qu'il réalise que Lenna avait bien répondu à sa question. Heureusement d'ailleurs que celle-ci avait précisé l'ironie de sa première phrase sans quoi Edward aurait pu penser que la jeune femme transportait effectivement un jeu d'ampoules avec elle. Sans un regard pour la Seraph, ce dernier reprit la parole.</text:p>
      <text:p text:style-name="Text_20_body"/>
      <text:p text:style-name="Text_20_body">-Malheureusement, je ne pense pas pouvoir laisser ce lampadaire dans cet état...</text:p>
      <text:p text:style-name="Text_20_body"/>
      <text:p text:style-name="Text_20_body">A peine Edward eut-il terminé sa phrase qu'un puissant coup de sifflet retentit dans le parc. A une petite cinquantaine de mètres des deux jeunes gens, l'un des gardiens du parc s'avançait en courant -ou plutôt trottinant- dans leur direction, un air colérique visible même à cette distance sur le visage. C'était un monsieur entre deux âges doté d'un embonpoint proéminent, dont les joues avaient rosi suite à l'effort qu'il était en train de produire -et peut-être un peu aussi à cause de l'emportement. Après avoir brièvement levé les yeux de son casse-tête à l'écoute du sifflement, Edward retourna à sa tâche sans y prêter plus attention, jusqu'à ce que le gardien arrive à leur hauteur et l'interpelle.</text:p>
      <text:p text:style-name="Text_20_body"/>
      <text:p text:style-name="Text_20_body">-Hep, vous là ! Qu'est-ce que vous faites ? Descendez tout de suite !</text:p>
      <text:p text:style-name="Text_20_body"/>
      <text:p text:style-name="Text_20_body">-Non, répondit simplement le blondin sans même prendre la peine de se retourner pour regarder son interlocuteur.</text:p>
      <text:p text:style-name="Text_20_body"/>
      <text:p text:style-name="Text_20_body">Le gardien, qui semblait pourtant déjà à bout, commençait à fulminer. Edward quant à lui ne fit même pas mine de descendre de son perchoir de fer. Ce n'était pas la première fois qu'il se confrontait à une autorité locale en voulant rétablir l'équilibre, et sûrement pas la dernière. Avec le temps, il avait appris à éprouver leur patience et à tirer sur la corde. Cependant, si lui n'avait rien à faire des conséquences de ses actes, ce n'était peut-être pas le cas de Lenna, vers qui l'agent se tourna ensuite.</text:p>
      <text:p text:style-name="Text_20_body"/>
      <text:p text:style-name="Text_20_body">-Il est avec vous ?</text:p>
      <text:p text:style-name="P1">L'espace de quelques secondes seulement, le gardien sembla lâcher la grappe de notre acrobate, qui écouta d'une oreille distraite la rapide conversation qu'il eut avec la jeune femme qui l'accompagnait. De manière assez attendue, celle-ci nia avoir un quelconque lien avec le blondin, qui ne s'en formalisa pas le moins du monde. Après tout, c'était la stricte vérité. Les deux jeunes gens se connaissaient depuis quelques minutes à peine, et il était évident que Lenna n'était en aucun cas responsable des actions d'Edward. Y avait-il seulement quelqu'un qui pouvait se targuer d'en être responsable ? Certainement pas le garçon lui-même qui, toujours perché en haut de son lampadaire, pencha la tête en arrière, plongeant son regard de jade dans celui de la Seraph.</text:p>
      <text:p text:style-name="Text_20_body"/>
      <text:p text:style-name="Text_20_body">-Ah tiens, c'est vrai ça ! Je m'appelle Edward, enchanté.</text:p>
      <text:p text:style-name="Text_20_body"/>
      <text:p text:style-name="Text_20_body">Tout en souriant allégrement, le susnommé acquiesça d'un franc signe de tête la déclaration de sa camarade d'infortune. Il n'y avait en effet pas un million de solutions pour le faire descendre de son perchoir ; soit y aller par la force brute, soit lui donner ce qu'il voulait. Il y avait assez peu de chances pour que le garçon décide de se raviser de son propre chef. L'imposant gardien sembla lui aussi comprendre la situation dans laquelle il s'était fourré et lâcha un nouveau soupir, visiblement épuisé d'avoir encore à faire à un fou furieux. Avec toute l'autorité dont il disposait, il se tourna à nouveau vers Edward.</text:p>
      <text:p text:style-name="Text_20_body"/>
      <text:p text:style-name="Text_20_body">-Descendez !</text:p>
      <text:p text:style-name="Text_20_body"/>
      <text:p text:style-name="Text_20_body">-Non.</text:p>
      <text:p text:style-name="Text_20_body"/>
      <text:p text:style-name="Text_20_body">-Si.</text:p>
      <text:p text:style-name="Text_20_body"/>
      <text:p text:style-name="Text_20_body">-Non.</text:p>
      <text:p text:style-name="Text_20_body"/>
      <text:p text:style-name="Text_20_body">-Mais alleeeeeeeez !</text:p>
      <text:p text:style-name="Text_20_body"/>
      <text:p text:style-name="Text_20_body">-Bon d'accord.</text:p>
      <text:p text:style-name="Text_20_body"/>
      <text:p text:style-name="Text_20_body">-C'est vrai ?!</text:p>
      <text:p text:style-name="Text_20_body"/>
      <text:p text:style-name="Text_20_body">-Non.</text:p>
      <text:p text:style-name="Text_20_body"/>
      <text:p text:style-name="Text_20_body">Ce cirque se poursuivit pendant quelques minutes jusqu'à ce que, à bout, le gardien tente une dernière chose.</text:p>
      <text:p text:style-name="Text_20_body"/>
      <text:p text:style-name="Text_20_body">-Mais de toute façon, où est-ce que vous voulez que je trouve une ampoule à cette heure-ci ? Tous les magasins sont fermés enfin !</text:p>
      <text:p text:style-name="Text_20_body"/>
      <text:p text:style-name="Text_20_body"><text:soft-page-break/>-N... Ah, euh tiens vous avez pas tort.</text:p>
      <text:p text:style-name="Text_20_body"/>
      <text:p text:style-name="Text_20_body">L'argument avait fait mouche, et même un esprit aussi buté que celui d'Edward devait admettre que, le soir étant tombé, ils n'avaient aucune chance de mettre la main sur un revendeur encore ouvert. Le blondin prit encore quelques secondes pour évaluer toutes les options puis consentit à descendre de mauvaise grâce. En bougonnant, il posa le pied à terre et retourna auprès de Lenna en traînant des pieds. Le gardien quant à lui se mit à afficher un large sourire débordant d'une auto-satisfaction insupportable. Il tourna les talons, reprenant sa ronde, et eut le temps de s'éloigner d'une dizaine de mètres... Avant de se retourner en sursaut, alerté par le bruit strident du verre qui se brise.</text:p>
      <text:p text:style-name="Text_20_body"/>
      <text:p text:style-name="Text_20_body">-Si cette lampe ne s'allume pas, alors aucune ne s'allumera.</text:p>
      <text:p text:style-name="Text_20_body"/>
      <text:p text:style-name="Text_20_body">Edward avait commencé à caillasser les ampoules restantes à l'aide de petits cailloux qu'il avait ramassés par terre. Il n'en restait qu'une seule debout -si je puis dire, lorsque que le sifflet du gardien retentit à nouveau, encore plus fort que la dernière fois, tandis que son propriétaire entamait un nouveau sprint dans leur direction. Mais cette fois-ci, le bibendum était en train d'appeler des renforts via son talkie-walkie. Peut-être que pour le coup, l'adolescent était allé un peu loin... Il prit un dernier instant pour ajuster son dernier tir et lança son projectile. Sans attendre de connaître le résultat de son jet, il attrapa la main de Lenna au vol et se mit à courir vers la sortie qu'ils cherchaient à atteindre avant leur mésaventure.</text:p>
      <text:p text:style-name="Text_20_body"/>
      <text:p text:style-name="Text_20_body">-Eh mer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2-11T12:15:06.69</meta:creation-date>
    <dc:date>2017-03-07T23:35:24.56</dc:date>
    <meta:editing-duration>PT9H16M52S</meta:editing-duration>
    <meta:editing-cycles>371</meta:editing-cycles>
    <meta:generator>OpenOffice/4.1.2$Win32 OpenOffice.org_project/412m3$Build-9782</meta:generator>
    <dc:creator>Thoé </dc:creator>
    <meta:document-statistic meta:table-count="0" meta:image-count="0" meta:object-count="0" meta:page-count="6" meta:paragraph-count="41" meta:word-count="2264" meta:character-count="13648"/>
  </office:meta>
</office:document-meta>
</file>